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ea219" officeooo:paragraph-rsid="001ea219" fo:background-color="#ffff00" style:font-size-asian="13.1000003814697pt" style:font-size-complex="15pt"/>
    </style:style>
    <style:style style:name="P2" style:family="paragraph" style:parent-style-name="Preformatted_20_Text">
      <style:text-properties fo:font-size="15pt" style:text-underline-style="solid" style:text-underline-width="auto" style:text-underline-color="font-color" officeooo:rsid="001ea219" officeooo:paragraph-rsid="001ea219" fo:background-color="#ffff00" style:font-size-asian="13.1000003814697pt" style:font-size-complex="15pt"/>
    </style:style>
    <style:style style:name="P3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matplotlib inline</text:p>
      <text:p text:style-name="Preformatted_20_Text">import pandas as pd</text:p>
      <text:p text:style-name="Preformatted_20_Text">import numpy as np</text:p>
      <text:p text:style-name="Preformatted_20_Text">import matplotlib.pyplot as plt</text:p>
      <text:p text:style-name="Preformatted_20_Text"/>
      <text:p text:style-name="Preformatted_20_Text">world_food_facts = pd.read_csv('../input/en.openfoodfacts.org.products.tsv','\t')</text:p>
      <text:p text:style-name="Preformatted_20_Text">world_food_facts.countries = world_food_facts.countries.str.lower()</text:p>
      <text:p text:style-name="Preformatted_20_Text"/>
      <text:p text:style-name="Preformatted_20_Text">world_protein = world_food_facts[world_food_facts.proteins_100g.notnull()]</text:p>
      <text:p text:style-name="Preformatted_20_Text"/>
      <text:p text:style-name="Preformatted_20_Text">def return_protein(country):</text:p>
      <text:p text:style-name="Preformatted_20_Text"><text:s text:c="4"/>return world_protein[world_protein.countries == country][['product_name','proteins_100g']]</text:p>
      <text:p text:style-name="Preformatted_20_Text"/>
      <text:p text:style-name="Preformatted_20_Text"># Say if we want to get highest protein food in Canada</text:p>
      <text:p text:style-name="Preformatted_20_Text">cn_protein_food = return_protein('canada')</text:p>
      <text:p text:style-name="Preformatted_20_Text">cn_protein_food = cn_protein_food.sort_values(['proteins_100g'], ascending=[0])</text:p>
      <text:p text:style-name="Preformatted_20_Text">top_cn_protein_food=cn_protein_food[0:10]</text:p>
      <text:p text:style-name="P3"># top_cn_protein_food is what we want 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5:47:05.123308462</meta:creation-date>
    <dc:date>2018-08-24T15:20:00.792573563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56" meta:character-count="685" meta:non-whitespace-character-count="639"/>
  </office:meta>
</office:document-meta>
</file>